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209cm" fo:min-width="0.3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2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209cm" fo:min-width="0.377cm"/>
    </style:style>
    <style:style style:name="gr5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713cm" fo:min-width="3.28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9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2cm" fo:min-width="0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15cm" fo:min-width="3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14" style:family="graphic" style:parent-style-name="objectwithoutfill">
      <style:graphic-properties svg:stroke-width="0.035cm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7cm"/>
    </style:style>
    <style:style style:name="gr19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outline1">
      <style:graphic-properties draw:fill="gradient" draw:fill-color="#eeeeee" draw:fill-gradient-name="Tango_20_Green" fo:min-height="5.559cm" draw:shadow="hidden"/>
    </style:style>
    <style:style style:name="pr9" style:family="presentation" style:parent-style-name="Default-outline1">
      <style:graphic-properties draw:fill="none" draw:fill-color="#729fcf"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margin-left="1.245cm" fo:margin-right="0cm" fo:text-align="start" fo:text-indent="0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margin-left="1.245cm" fo:margin-right="0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loext:graphic-properties draw:fill="gradient" draw:fill-color="#eeeeee" draw:fill-gradient-name="Tango_20_Green"/>
      <style:text-properties fo:font-size="16pt" style:font-size-asian="16pt" style:font-size-complex="16pt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loext:graphic-properties draw:fill="none" draw:fill-color="#729fcf"/>
      <style:text-properties fo:font-size="10pt"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presentation:style-name="pr1" draw:layer="layout" svg:width="25.199cm" svg:height="3.506cm" svg:x="1.4cm" svg:y="0.837cm" presentation:class="title">
          <draw:text-box>
            <text:p>Pluggable I/O</text:p>
          </draw:text-box>
        </draw:frame>
        <draw:frame presentation:style-name="pr2" draw:layer="layout" svg:width="12.297cm" svg:height="5.809cm" svg:x="1.4cm" svg:y="4.914cm" presentation:class="outline" presentation:placeholder="true">
          <draw:text-box/>
        </draw:frame>
        <draw:frame presentation:style-name="pr2" draw:layer="layout" svg:width="12.297cm" svg:height="5.809cm" svg:x="14.313cm" svg:y="4.914cm" presentation:class="outline" presentation:placeholder="true">
          <draw:text-box/>
        </draw:frame>
        <draw:frame presentation:style-name="pr2" draw:layer="layout" svg:width="12.297cm" svg:height="5.809cm" svg:x="14.313cm" svg:y="11.276cm" presentation:class="outline" presentation:placeholder="true">
          <draw:text-box/>
        </draw:frame>
        <draw:frame presentation:style-name="pr2" draw:layer="layout" svg:width="12.297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regIOobject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 text:style-name="P2">Base class for object that</text:p>
            <text:list text:style-name="L2">
              <text:list-item>
                <text:p text:style-name="P2">is registered on a database</text:p>
              </text:list-item>
              <text:list-item>
                <text:p text:style-name="P2">can read/write itself to a stream (serialisation)</text:p>
              </text:list-item>
              <text:list-item>
                <text:p text:style-name="P2">(optional) can read/write itself to disk</text:p>
              </text:list-item>
            </text:list>
            <text:p text:style-name="P2"/>
            <text:p text:style-name="P2">Examples:</text:p>
            <text:list text:continue-numbering="true" text:style-name="L2">
              <text:list-item>
                <text:p text:style-name="P2">p, U, polyMesh/ow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regIOobject (2)</text:p>
          </draw:text-box>
        </draw:frame>
        <draw:frame presentation:style-name="pr5" draw:text-style-name="P4" draw:layer="layout" svg:width="25.199cm" svg:height="12.179cm" svg:x="1.4cm" svg:y="4.905cm" presentation:class="subtitle" presentation:user-transformed="true">
          <draw:text-box>
            <text:p text:style-name="P3"><text:span text:style-name="T1">template&lt;class T&gt;</text:span></text:p>
            <text:p text:style-name="P3"><text:span text:style-name="T1">class IOList</text:span></text:p>
            <text:p text:style-name="P3"><text:span text:style-name="T1">:</text:span></text:p>
            <text:p text:style-name="P3"><text:span text:style-name="T1"><text:s text:c="4"/></text:span><text:span text:style-name="T1">public regIOobject,</text:span></text:p>
            <text:p text:style-name="P3"><text:span text:style-name="T1"><text:s text:c="4"/></text:span><text:span text:style-name="T1">public List&lt;T&gt;</text:span></text:p>
            <text:p text:style-name="P3"><text:span text:style-name="T1">{</text:span></text:p>
            <text:p text:style-name="P3"><text:span text:style-name="T1"/></text:p>
            <text:p text:style-name="P3"><text:span text:style-name="T1"><text:s text:c="4"/></text:span><text:span text:style-name="T1">//- Read from disk</text:span></text:p>
            <text:p text:style-name="P3"><text:span text:style-name="T1"><text:s text:c="4"/></text:span><text:span text:style-name="T1">IOList(const IOobject&amp;);</text:span></text:p>
            <text:p text:style-name="P3"><text:span text:style-name="T1"><text:s text:c="4"/></text:span><text:span text:style-name="T1">..</text:span></text:p>
            <text:p text:style-name="P3"><text:span text:style-name="T1"><text:s text:c="4"/></text:span><text:span text:style-name="T1">//- Write contents</text:span></text:p>
            <text:p text:style-name="P3"><text:span text:style-name="T1"><text:s text:c="4"/></text:span><text:span text:style-name="T1">virtual bool writeData(Ostream&amp;) const;</text:span></text:p>
            <text:p text:style-name="P3"><text:span text:style-name="T1">};</text:span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IOobject</text:p>
          </draw:text-box>
        </draw:frame>
        <draw:frame presentation:style-name="pr5" draw:text-style-name="P1" draw:layer="layout" svg:width="25.199cm" svg:height="16.375cm" svg:x="1.4cm" svg:y="3.697cm" presentation:class="subtitle" presentation:user-transformed="true">
          <draw:text-box>
            <text:list text:style-name="L2">
              <text:list-item>
                <text:p text:style-name="P2">basic description of name and location</text:p>
              </text:list-item>
            </text:list>
            <text:p text:style-name="P2"><text:tab/>instance<text:tab/>: time directory</text:p>
            <text:p text:style-name="P2"><text:tab/>local<text:tab/><text:tab/><text:tab/>: subdirectory, e.g. polyMesh/</text:p>
            <text:p text:style-name="P2"><text:tab/>registry<text:tab/><text:tab/>: database</text:p>
            <text:p text:style-name="P2"><text:tab/>readOpt<text:tab/>: MUST_READ</text:p>
            <text:list text:continue-numbering="true" text:style-name="L2">
              <text:list-header>
                <text:p text:style-name="P2"/>
              </text:list-header>
            </text:list>
            <text:p text:style-name="P2"><text:span text:style-name="T2"><text:tab/></text:span><text:span text:style-name="T2">Info&lt;&lt; "Reading field p\n" &lt;&lt; endl;</text:span></text:p>
            <text:p text:style-name="P2"><text:span text:style-name="T2"><text:tab/></text:span><text:span text:style-name="T2">volScalarField p</text:span></text:p>
            <text:p text:style-name="P2"><text:span text:style-name="T2"><text:tab/></text:span><text:span text:style-name="T2">(</text:span></text:p>
            <text:p text:style-name="P2"><text:span text:style-name="T2"><text:tab/></text:span><text:span text:style-name="T2"><text:tab/></text:span><text:span text:style-name="T2">IOobject</text:span></text:p>
            <text:p text:style-name="P2"><text:span text:style-name="T2"><text:tab/></text:span><text:span text:style-name="T2"><text:tab/></text:span><text:span text:style-name="T2">(</text:span></text:p>
            <text:p text:style-name="P2"><text:span text:style-name="T2"><text:tab/></text:span><text:span text:style-name="T2"><text:tab/></text:span><text:span text:style-name="T2"><text:tab/></text:span><text:span text:style-name="T2">"p",</text:span></text:p>
            <text:p text:style-name="P2"><text:span text:style-name="T2"><text:tab/></text:span><text:span text:style-name="T2"><text:tab/></text:span><text:span text:style-name="T2"><text:tab/></text:span><text:span text:style-name="T2">runTime.timeName(),</text:span></text:p>
            <text:p text:style-name="P2"><text:span text:style-name="T2"><text:tab/></text:span><text:span text:style-name="T2"><text:tab/></text:span><text:span text:style-name="T2"><text:tab/></text:span><text:span text:style-name="T2">mesh,</text:span></text:p>
            <text:p text:style-name="P2"><text:span text:style-name="T2"><text:tab/></text:span><text:span text:style-name="T2"><text:tab/></text:span><text:span text:style-name="T2"><text:tab/></text:span><text:span text:style-name="T2">IOobject::MUST_READ,</text:span></text:p>
            <text:p text:style-name="P2"><text:span text:style-name="T2"><text:tab/></text:span><text:span text:style-name="T2"><text:tab/></text:span><text:span text:style-name="T2"><text:tab/></text:span><text:span text:style-name="T2">IOobject::AUTO_WRITE</text:span></text:p>
            <text:p text:style-name="P2"><text:span text:style-name="T2"><text:s text:c="8"/></text:span><text:span text:style-name="T2"><text:tab/></text:span><text:span text:style-name="T2">),</text:span></text:p>
            <text:p text:style-name="P2"><text:span text:style-name="T2"><text:s text:c="8"/></text:span><text:span text:style-name="T2"><text:tab/></text:span><text:span text:style-name="T2">mesh</text:span></text:p>
            <text:p text:style-name="P2"><text:span text:style-name="T2"><text:s text:c="4"/></text:span><text:span text:style-name="T2"><text:tab/></text:span><text:span text:style-name="T2">);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Istream/Ostream</text:p>
          </draw:text-box>
        </draw:frame>
        <draw:frame presentation:style-name="pr5" draw:text-style-name="P1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2">input and output stream</text:p>
              </text:list-item>
              <text:list-item>
                <text:p text:style-name="P2">OFstream : stream data to a file</text:p>
              </text:list-item>
              <text:list-item>
                <text:p text:style-name="P2">IPstream : stream data from another processor</text:p>
              </text:list-item>
            </text:list>
            <text:p text:style-name="P2"/>
            <text:p text:style-name="P2">Examples:</text:p>
            <text:p text:style-name="P5"><text:span text:style-name="T1">OFstream os(“myFile.txt”);</text:span></text:p>
            <text:p text:style-name="P5"><text:span text:style-name="T1">os &lt;&lt; p &lt;&lt; endl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4">
        <draw:frame presentation:style-name="pr4" draw:layer="layout" svg:width="25.199cm" svg:height="3.506cm" svg:x="1.4cm" svg:y="0.837cm" presentation:class="title">
          <draw:text-box>
            <text:p>Read/Write (to disk)</text:p>
          </draw:text-box>
        </draw:frame>
        <draw:frame presentation:style-name="pr2" draw:text-style-name="P6" draw:layer="layout" svg:width="25.199cm" svg:height="5.809cm" svg:x="1.4cm" svg:y="4.914cm" presentation:class="outline">
          <draw:text-box>
            <text:p text:style-name="P6"><text:span text:style-name="T1">Read from disk:</text:span></text:p>
            <text:list text:style-name="L3">
              <text:list-item>
                <text:p text:style-name="P6"><text:span text:style-name="T1">search file belonging to IOobject</text:span></text:p>
              </text:list-item>
              <text:list-item>
                <text:p text:style-name="P6"><text:span text:style-name="T1">open an IFstream</text:span></text:p>
              </text:list-item>
              <text:list-item>
                <text:p text:style-name="P6"><text:span text:style-name="T1">read header, switch format (binary, compressed)</text:span></text:p>
              </text:list-item>
              <text:list-item>
                <text:p text:style-name="P6"><text:span text:style-name="T1">call readData(..)</text:span></text:p>
              </text:list-item>
            </text:list>
          </draw:text-box>
        </draw:frame>
        <draw:frame presentation:style-name="pr2" draw:text-style-name="P6" draw:layer="layout" svg:width="14.605cm" svg:height="8.37cm" svg:x="12.841cm" svg:y="12.136cm" presentation:class="outline" presentation:user-transformed="true">
          <draw:text-box>
            <text:p text:style-name="P6"><text:span text:style-name="T1">Write to disk:</text:span></text:p>
            <text:list text:style-name="L3">
              <text:list-item>
                <text:p text:style-name="P6"><text:span text:style-name="T1">obtain file name for IOobject</text:span></text:p>
              </text:list-item>
              <text:list-item>
                <text:p text:style-name="P6"><text:span text:style-name="T1">open an OFstream</text:span></text:p>
              </text:list-item>
              <text:list-item>
                <text:p text:style-name="P6"><text:span text:style-name="T1">write header</text:span></text:p>
              </text:list-item>
              <text:list-item>
                <text:p text:style-name="P6"><text:span text:style-name="T1">switch format (binary, compressed)</text:span></text:p>
              </text:list-item>
              <text:list-item>
                <text:p text:style-name="P6"><text:span text:style-name="T1">call writeData(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">
        <draw:frame presentation:style-name="pr4" draw:layer="layout" svg:width="25.199cm" svg:height="3.506cm" svg:x="1.4cm" svg:y="0.837cm" presentation:class="title">
          <draw:text-box>
            <text:p>Plug-i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relay above functionality to plug-in: fileHandler</text:p>
              </text:list-item>
              <text:list-item>
                <text:p>plug-in provides:</text:p>
              </text:list-item>
              <text:list-item>
                <text:p text:style-name="P7">fileName filePath(const IOobject&amp;);</text:p>
              </text:list-item>
              <text:list-item>
                <text:p text:style-name="P7">bool read(regIObject&amp;);</text:p>
              </text:list-item>
              <text:list-item>
                <text:p text:style-name="P7">fileName objectPath(const IOobject&amp;);</text:p>
              </text:list-item>
              <text:list-item>
                <text:p text:style-name="P7">bool write(const regIOobject&amp;)</text:p>
              </text:list-item>
              <text:list-item>
                <text:p>etc/controlDict or system/controlDict</text:p>
              </text:list-item>
              <text:list-item>
                <text:p>decomposePar -fileHandler collat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">
        <draw:frame presentation:style-name="pr4" draw:layer="layout" svg:width="25.199cm" svg:height="3.506cm" svg:x="1.4cm" svg:y="0.837cm" presentation:class="title">
          <draw:text-box>
            <text:p>Plug-in (2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uncollated : existing format</text:p>
              </text:list-item>
              <text:list-item>
                <text:p>masterUncollated : all file operations on master processor only</text:p>
              </text:list-item>
              <text:list-item>
                <text:p>collated : changes output forma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8">
        <draw:frame presentation:style-name="pr4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2" draw:layer="layout" svg:width="25.21cm" svg:height="12.171cm" svg:x="1.4cm" svg:y="4.914cm" presentation:class="outline" presentation:placeholder="true" presentation:user-transformed="true">
          <draw:text-box/>
        </draw:frame>
        <draw:g>
          <draw:custom-shape draw:style-name="gr2" draw:text-style-name="P8" draw:layer="layout" svg:width="0.876cm" svg:height="1.459cm" svg:x="1.982cm" svg:y="6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9" draw:layer="layout" svg:width="1.191cm" svg:height="0.642cm" svg:x="1.811cm" svg:y="6.674cm">
          <draw:text-box>
            <text:p><text:span text:style-name="T3">Node</text:span></text:p>
          </draw:text-box>
        </draw:frame>
        <draw:g>
          <draw:custom-shape draw:style-name="gr2" draw:text-style-name="P8" draw:layer="layout" svg:width="0.876cm" svg:height="1.459cm" svg:x="3.152cm" svg:y="6.2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8" draw:layer="layout" svg:width="0.877cm" svg:height="1.459cm" svg:x="4.287cm" svg:y="6.236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8" draw:layer="layout" svg:width="3.78cm" svg:height="1.963cm" svg:x="1.706cm" svg:y="5.985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8" draw:layer="layout" svg:width="0.877cm" svg:height="1.459cm" svg:x="6.202cm" svg:y="6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8" draw:layer="layout" svg:width="0.876cm" svg:height="1.459cm" svg:x="7.372cm" svg:y="6.2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8" draw:layer="layout" svg:width="0.876cm" svg:height="1.459cm" svg:x="8.508cm" svg:y="6.236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8" draw:layer="layout" svg:width="3.78cm" svg:height="1.963cm" svg:x="5.926cm" svg:y="5.985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0" draw:layer="layout" svg:width="0.457cm" svg:height="0.271cm" svg:x="2.181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2.418cm" svg:y1="7.695cm" svg:x2="2.418cm" svg:y2="8.457cm">
            <text:p/>
          </draw:line>
        </draw:g>
        <draw:frame draw:style-name="gr8" draw:text-style-name="P11" draw:layer="layout" svg:width="1.642cm" svg:height="0.725cm" svg:x="2.828cm" svg:y="5.435cm">
          <draw:text-box>
            <text:p><text:span text:style-name="T4">Rack</text:span></text:p>
          </draw:text-box>
        </draw:frame>
        <draw:frame draw:style-name="gr8" draw:text-style-name="P12" draw:layer="layout" svg:width="1.555cm" svg:height="0.725cm" svg:x="7.03cm" svg:y="5.435cm">
          <draw:text-box>
            <text:p><text:span text:style-name="T4">Rack</text:span></text:p>
          </draw:text-box>
        </draw:frame>
        <draw:g>
          <draw:custom-shape draw:style-name="gr6" draw:text-style-name="P10" draw:layer="layout" svg:width="0.457cm" svg:height="0.271cm" svg:x="3.38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3.617cm" svg:y1="7.695cm" svg:x2="3.617cm" svg:y2="8.457cm">
            <text:p/>
          </draw:line>
        </draw:g>
        <draw:g>
          <draw:custom-shape draw:style-name="gr6" draw:text-style-name="P10" draw:layer="layout" svg:width="0.458cm" svg:height="0.271cm" svg:x="4.512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4.75cm" svg:y1="7.695cm" svg:x2="4.75cm" svg:y2="8.457cm">
            <text:p/>
          </draw:line>
        </draw:g>
        <draw:g>
          <draw:custom-shape draw:style-name="gr6" draw:text-style-name="P10" draw:layer="layout" svg:width="0.457cm" svg:height="0.271cm" svg:x="6.432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6.669cm" svg:y1="7.695cm" svg:x2="6.669cm" svg:y2="8.457cm">
            <text:p/>
          </draw:line>
        </draw:g>
        <draw:g>
          <draw:custom-shape draw:style-name="gr6" draw:text-style-name="P10" draw:layer="layout" svg:width="0.457cm" svg:height="0.271cm" svg:x="7.605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7.842cm" svg:y1="7.695cm" svg:x2="7.842cm" svg:y2="8.457cm">
            <text:p/>
          </draw:line>
        </draw:g>
        <draw:g>
          <draw:custom-shape draw:style-name="gr6" draw:text-style-name="P10" draw:layer="layout" svg:width="0.457cm" svg:height="0.271cm" svg:x="8.709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8.947cm" svg:y1="7.695cm" svg:x2="8.947cm" svg:y2="8.457cm">
            <text:p/>
          </draw:line>
        </draw:g>
        <draw:frame draw:style-name="gr9" draw:text-style-name="P11" draw:layer="layout" svg:width="1.802cm" svg:height="0.962cm" svg:x="4.787cm" svg:y="8.969cm">
          <draw:text-box>
            <text:p>local</text:p>
          </draw:text-box>
        </draw:frame>
        <draw:g>
          <draw:custom-shape draw:style-name="gr2" draw:text-style-name="P8" draw:layer="layout" svg:width="0.876cm" svg:height="1.459cm" svg:x="8.952cm" svg:y="10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9" draw:layer="layout" svg:width="1.191cm" svg:height="0.642cm" svg:x="8.781cm" svg:y="11.013cm">
          <draw:text-box>
            <text:p><text:span text:style-name="T3">Node</text:span></text:p>
          </draw:text-box>
        </draw:frame>
        <draw:g>
          <draw:custom-shape draw:style-name="gr2" draw:text-style-name="P8" draw:layer="layout" svg:width="0.876cm" svg:height="1.459cm" svg:x="10.122cm" svg:y="1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8" draw:layer="layout" svg:width="0.877cm" svg:height="1.459cm" svg:x="11.257cm" svg:y="10.575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8" draw:layer="layout" svg:width="3.78cm" svg:height="1.963cm" svg:x="8.676cm" svg:y="10.324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8" draw:layer="layout" svg:width="0.877cm" svg:height="1.459cm" svg:x="13.172cm" svg:y="10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8" draw:layer="layout" svg:width="0.876cm" svg:height="1.459cm" svg:x="14.342cm" svg:y="1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8" draw:layer="layout" svg:width="0.876cm" svg:height="1.459cm" svg:x="15.478cm" svg:y="10.575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8" draw:layer="layout" svg:width="3.78cm" svg:height="1.963cm" svg:x="12.896cm" svg:y="10.32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0" draw:layer="layout" svg:width="0.457cm" svg:height="0.271cm" svg:x="9.151cm" svg:y="12.73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9.388cm" svg:y1="12.034cm" svg:x2="9.388cm" svg:y2="12.796cm">
            <text:p/>
          </draw:line>
        </draw:g>
        <draw:frame draw:style-name="gr8" draw:text-style-name="P11" draw:layer="layout" svg:width="1.642cm" svg:height="0.725cm" svg:x="9.798cm" svg:y="9.774cm">
          <draw:text-box>
            <text:p><text:span text:style-name="T4">Rack</text:span></text:p>
          </draw:text-box>
        </draw:frame>
        <draw:frame draw:style-name="gr8" draw:text-style-name="P12" draw:layer="layout" svg:width="1.555cm" svg:height="0.725cm" svg:x="14cm" svg:y="9.774cm">
          <draw:text-box>
            <text:p><text:span text:style-name="T4">Rack</text:span></text:p>
          </draw:text-box>
        </draw:frame>
        <draw:g>
          <draw:custom-shape draw:style-name="gr6" draw:text-style-name="P10" draw:layer="layout" svg:width="0.457cm" svg:height="0.271cm" svg:x="13.402cm" svg:y="12.73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13.639cm" svg:y1="12.034cm" svg:x2="13.639cm" svg:y2="12.796cm">
            <text:p/>
          </draw:line>
        </draw:g>
        <draw:frame draw:style-name="gr10" draw:text-style-name="P11" draw:layer="layout" svg:width="1.7cm" svg:height="0.962cm" svg:x="11.546cm" svg:y="13.096cm">
          <draw:text-box>
            <text:p>rack</text:p>
          </draw:text-box>
        </draw:frame>
        <draw:g>
          <draw:custom-shape draw:style-name="gr2" draw:text-style-name="P8" draw:layer="layout" svg:width="0.876cm" svg:height="1.459cm" svg:x="17.911cm" svg:y="13.1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9" draw:layer="layout" svg:width="1.191cm" svg:height="0.642cm" svg:x="17.74cm" svg:y="13.58cm">
          <draw:text-box>
            <text:p><text:span text:style-name="T3">Node</text:span></text:p>
          </draw:text-box>
        </draw:frame>
        <draw:g>
          <draw:custom-shape draw:style-name="gr2" draw:text-style-name="P8" draw:layer="layout" svg:width="0.876cm" svg:height="1.459cm" svg:x="19.081cm" svg:y="13.1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8" draw:layer="layout" svg:width="0.877cm" svg:height="1.459cm" svg:x="20.216cm" svg:y="13.142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8" draw:layer="layout" svg:width="3.78cm" svg:height="1.963cm" svg:x="17.635cm" svg:y="12.891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8" draw:layer="layout" svg:width="0.877cm" svg:height="1.459cm" svg:x="22.131cm" svg:y="13.1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8" draw:layer="layout" svg:width="0.876cm" svg:height="1.459cm" svg:x="23.301cm" svg:y="13.1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8" draw:layer="layout" svg:width="0.876cm" svg:height="1.459cm" svg:x="24.437cm" svg:y="13.142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8" draw:layer="layout" svg:width="3.78cm" svg:height="1.963cm" svg:x="21.855cm" svg:y="12.891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0" draw:layer="layout" svg:width="0.457cm" svg:height="0.271cm" svg:x="18.11cm" svg:y="15.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18.347cm" svg:y1="14.601cm" svg:x2="18.347cm" svg:y2="15.363cm">
            <text:p/>
          </draw:line>
        </draw:g>
        <draw:frame draw:style-name="gr8" draw:text-style-name="P11" draw:layer="layout" svg:width="1.642cm" svg:height="0.725cm" svg:x="18.757cm" svg:y="12.341cm">
          <draw:text-box>
            <text:p><text:span text:style-name="T4">Rack</text:span></text:p>
          </draw:text-box>
        </draw:frame>
        <draw:frame draw:style-name="gr8" draw:text-style-name="P12" draw:layer="layout" svg:width="1.555cm" svg:height="0.725cm" svg:x="22.959cm" svg:y="12.341cm">
          <draw:text-box>
            <text:p><text:span text:style-name="T4">Rack</text:span></text:p>
          </draw:text-box>
        </draw:frame>
        <draw:frame draw:style-name="gr11" draw:text-style-name="P11" draw:layer="layout" svg:width="2.541cm" svg:height="1.112cm" svg:x="20.24cm" svg:y="15.452cm">
          <draw:text-box>
            <text:p>master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5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sterUncollated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3">
              <text:list-item>
                <text:p>Use streams!</text:p>
              </text:list-item>
            </text:list>
          </draw:text-box>
        </draw:frame>
        <draw:custom-shape draw:style-name="gr12" draw:text-style-name="P8" draw:layer="layout" svg:width="4cm" svg:height="1.4cm" svg:x="2cm" svg:y="6.6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3.779cm" svg:height="0.962cm" svg:x="2cm" svg:y="6.8cm">
          <draw:text-box>
            <text:p>regIOobject</text:p>
          </draw:text-box>
        </draw:frame>
        <draw:g>
          <draw:custom-shape draw:style-name="gr12" draw:text-style-name="P8" draw:layer="layout" svg:width="4cm" svg:height="1.4cm" svg:x="2cm" svg:y="10.6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1" draw:layer="layout" svg:width="1.522cm" svg:height="0.962cm" svg:x="3.172cm" svg:y="10.838cm">
            <draw:text-box>
              <text:p>File</text:p>
            </draw:text-box>
          </draw:frame>
        </draw:g>
        <draw:line draw:style-name="gr14" draw:text-style-name="P8" draw:layer="layout" svg:x1="4cm" svg:y1="8.2cm" svg:x2="4cm" svg:y2="10.2cm">
          <text:p/>
        </draw:line>
        <draw:frame draw:style-name="gr15" draw:text-style-name="P11" draw:layer="layout" svg:width="3.326cm" svg:height="0.962cm" svg:x="4.2cm" svg:y="8.838cm">
          <draw:text-box>
            <text:p>OFstream</text:p>
          </draw:text-box>
        </draw:frame>
        <draw:custom-shape draw:style-name="gr12" draw:text-style-name="P8" draw:layer="layout" svg:width="4cm" svg:height="1.4cm" svg:x="10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3.779cm" svg:height="0.962cm" svg:x="10.021cm" svg:y="6.8cm">
          <draw:text-box>
            <text:p>regIOobject</text:p>
          </draw:text-box>
        </draw:frame>
        <draw:custom-shape draw:style-name="gr12" draw:text-style-name="P8" draw:layer="layout" svg:width="4cm" svg:height="1.4cm" svg:x="10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2.792cm" svg:height="0.962cm" svg:x="10.6cm" svg:y="10.838cm">
          <draw:text-box>
            <text:p>Memory</text:p>
          </draw:text-box>
        </draw:frame>
        <draw:line draw:style-name="gr14" draw:text-style-name="P8" draw:layer="layout" svg:x1="12cm" svg:y1="8.2cm" svg:x2="12cm" svg:y2="10.2cm">
          <text:p/>
        </draw:line>
        <draw:frame draw:style-name="gr18" draw:text-style-name="P11" draw:layer="layout" svg:width="4.697cm" svg:height="0.962cm" svg:x="12.2cm" svg:y="8.838cm">
          <draw:text-box>
            <text:p>OStringStream</text:p>
          </draw:text-box>
        </draw:frame>
        <draw:custom-shape draw:style-name="gr12" draw:text-style-name="P8" draw:layer="layout" svg:width="4cm" svg:height="1.4cm" svg:x="21.703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2.792cm" svg:height="0.962cm" svg:x="22.208cm" svg:y="10.838cm">
          <draw:text-box>
            <text:p>Memory</text:p>
          </draw:text-box>
        </draw:frame>
        <draw:custom-shape draw:style-name="gr12" draw:text-style-name="P8" draw:layer="layout" svg:width="4cm" svg:height="1.4cm" svg:x="21.703cm" svg:y="14.6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.522cm" svg:height="0.962cm" svg:x="23cm" svg:y="14.8cm">
          <draw:text-box>
            <text:p>File</text:p>
          </draw:text-box>
        </draw:frame>
        <draw:line draw:style-name="gr14" draw:text-style-name="P8" draw:layer="layout" svg:x1="23.703cm" svg:y1="12.2cm" svg:x2="23.703cm" svg:y2="14.2cm">
          <text:p/>
        </draw:line>
        <draw:frame draw:style-name="gr10" draw:text-style-name="P11" draw:layer="layout" svg:width="3.326cm" svg:height="0.962cm" svg:x="20cm" svg:y="12.8cm">
          <draw:text-box>
            <text:p>OFstream</text:p>
          </draw:text-box>
        </draw:frame>
        <draw:line draw:style-name="gr19" draw:text-style-name="P8" draw:layer="layout" svg:x1="15.6cm" svg:y1="11.4cm" svg:x2="20.4cm" svg:y2="11.4cm">
          <text:p/>
        </draw:line>
        <draw:frame draw:style-name="gr20" draw:text-style-name="P11" draw:layer="layout" svg:width="6.077cm" svg:height="0.962cm" svg:x="15cm" svg:y="10.4cm">
          <draw:text-box>
            <text:p>OPstream/IPstream</text:p>
          </draw:text-box>
        </draw:frame>
        <draw:frame presentation:style-name="pr8" draw:text-style-name="P14" draw:layer="layout" svg:width="12.213cm" svg:height="7.214cm" svg:x="7.787cm" svg:y="13.392cm" presentation:class="outline" presentation:user-transformed="true">
          <draw:text-box>
            <text:p text:style-name="P13"><text:span text:style-name="T2">Write to disk:</text:span></text:p>
            <text:list text:style-name="L3">
              <text:list-item>
                <text:p text:style-name="P13"><text:span text:style-name="T2">obtain file name for IOobject</text:span></text:p>
              </text:list-item>
              <text:list-item>
                <text:p text:style-name="P13"><text:span text:style-name="T2">open an OFstream (OStringStream)</text:span></text:p>
              </text:list-item>
              <text:list-item>
                <text:p text:style-name="P13"><text:span text:style-name="T2">write header</text:span></text:p>
              </text:list-item>
              <text:list-item>
                <text:p text:style-name="P13"><text:span text:style-name="T2">switch format (binary, compressed)</text:span></text:p>
              </text:list-item>
              <text:list-item>
                <text:p text:style-name="P13"><text:span text:style-name="T2">call writeData(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">
        <draw:frame presentation:style-name="pr4" draw:layer="layout" svg:width="25.199cm" svg:height="3.506cm" svg:x="1.4cm" svg:y="0.837cm" presentation:class="title">
          <draw:text-box>
            <text:p>Collated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FS: all processors access same storage</text:p>
              </text:list-item>
              <text:list-item>
                <text:p>I/O calls, directories scale with nProcs</text:p>
              </text:list-item>
              <text:list-item>
                <text:p>Instead: keep single file but collect all processor-contributions into single file</text:p>
              </text:list-item>
              <text:list-item>
                <text:p>processors/ instead of processor0/ .. processorN/</text:p>
              </text:list-item>
              <text:list-item>
                <text:p>file type ‘decomposedBlockData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1">
        <draw:frame presentation:style-name="pr4" draw:layer="layout" svg:width="25.199cm" svg:height="3.506cm" svg:x="1.4cm" svg:y="0.837cm" presentation:class="title">
          <draw:text-box>
            <text:p>Collated (2)</text:p>
          </draw:text-box>
        </draw:frame>
        <draw:frame presentation:style-name="pr9" draw:text-style-name="P16" draw:layer="layout" svg:width="25.199cm" svg:height="12.179cm" svg:x="1.4cm" svg:y="4.914cm" presentation:class="outline" presentation:user-transformed="true">
          <draw:text-box>
            <text:p text:style-name="P15"><text:span text:style-name="T5">FoamFile</text:span></text:p>
            <text:p text:style-name="P15"><text:span text:style-name="T5">{</text:span></text:p>
            <text:p text:style-name="P15"><text:span text:style-name="T5"><text:s text:c="4"/></text:span><text:span text:style-name="T5">class <text:s text:c="6"/>decomposedBlockData;</text:span></text:p>
            <text:p text:style-name="P15"><text:span text:style-name="T5"><text:s text:c="4"/></text:span><text:span text:style-name="T5">object <text:s text:c="5"/>p;</text:span></text:p>
            <text:p text:style-name="P15"><text:span text:style-name="T5">}</text:span></text:p>
            <text:p text:style-name="P15"><text:span text:style-name="T5">// Processor0</text:span></text:p>
            <text:p text:style-name="P15"><text:span text:style-name="T5">1226</text:span></text:p>
            <text:p text:style-name="P15"><text:span text:style-name="T5">(</text:span></text:p>
            <text:p text:style-name="P15"><text:span text:style-name="T5">dimensions <text:s text:c="5"/>[0 2 -2 0 0 0 0];</text:span></text:p>
            <text:p text:style-name="P15"><text:span text:style-name="T5">internalField <text:s text:c="2"/>uniform 0;</text:span></text:p>
            <text:p text:style-name="P15"><text:span text:style-name="T5">)</text:span></text:p>
            <text:p text:style-name="P15"><text:span text:style-name="T5"/></text:p>
            <text:p text:style-name="P15"><text:span text:style-name="T5">// Processor1</text:span></text:p>
            <text:p text:style-name="P15"><text:span text:style-name="T5"/></text:p>
            <text:p text:style-name="P15"><text:span text:style-name="T5">374</text:span></text:p>
            <text:p text:style-name="P15"><text:span text:style-name="T5">(dimensions <text:s text:c="5"/>[0 2 -2 0 0 0 0];</text:span></text:p>
            <text:p text:style-name="P15"><text:span text:style-name="T5">internalField uniform 0;</text:span></text:p>
            <text:p text:style-name="P15"><text:span text:style-name="T5">)</text:span></text:p>
            <text:p text:style-name="P15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1:37:00.631002194</meta:creation-date>
    <meta:editing-duration>PT28M44S</meta:editing-duration>
    <meta:editing-cycles>5</meta:editing-cycles>
    <dc:date>2017-10-03T21:54:52.077973464</dc:date>
    <meta:generator>LibreOffice/5.2.3.3$Linux_X86_64 LibreOffice_project/20m0$Build-3</meta:generator>
    <meta:document-statistic meta:object-count="176"/>
  </office:meta>
</office:document-meta>
</file>